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style:font-name-asian="Calibri1" style:font-size-asian="10pt" style:font-name-complex="Calibri1" style:font-size-complex="10pt"/>
    </style:style>
    <style:style style:name="P2" style:family="paragraph" style:parent-style-name="Standard">
      <style:paragraph-properties fo:line-height="150%"/>
      <style:text-properties style:font-name="Calibri" fo:font-size="10pt" fo:font-weight="bold" style:font-name-asian="Calibri1" style:font-size-asian="10pt" style:font-weight-asian="bold" style:font-name-complex="Calibri1" style:font-size-complex="10pt" fo:background-color="#ffffff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 style:list-style-name="WWNum1">
      <style:paragraph-properties fo:margin-left="0.5in" fo:margin-right="0in" fo:line-height="150%" fo:text-indent="-0.25in" style:auto-text-indent="false"/>
    </style:style>
    <style:style style:name="P5" style:family="paragraph" style:parent-style-name="Standard" style:list-style-name="WWNum1">
      <style:paragraph-properties fo:margin-left="1in" fo:margin-right="0in" fo:line-height="150%" fo:text-indent="-0.25in" style:auto-text-indent="false"/>
    </style:style>
    <style:style style:name="P6" style:family="paragraph" style:parent-style-name="Standard">
      <style:paragraph-properties fo:margin-left="0.5in" fo:margin-right="0in" fo:line-height="150%" fo:text-indent="0in" style:auto-text-indent="false"/>
    </style:style>
    <style:style style:name="P7" style:family="paragraph" style:parent-style-name="Standard">
      <style:paragraph-properties fo:margin-left="0.4917in" fo:margin-right="0in" fo:line-height="150%" fo:text-indent="0in" style:auto-text-indent="false"/>
    </style:style>
    <style:style style:name="P8" style:family="paragraph" style:parent-style-name="Standard">
      <style:paragraph-properties fo:margin-left="0.5in" fo:margin-right="0in" fo:line-height="150%" fo:text-indent="0.5in" style:auto-text-indent="false"/>
    </style:style>
    <style:style style:name="P9" style:family="paragraph" style:parent-style-name="Standard">
      <style:paragraph-properties fo:margin-left="1.4756in" fo:margin-right="0in" fo:line-height="150%" fo:text-indent="-0.098in" style:auto-text-indent="false"/>
    </style:style>
    <style:style style:name="P10" style:family="paragraph" style:parent-style-name="Standard">
      <style:paragraph-properties fo:margin-left="1.0827in" fo:margin-right="0in" fo:line-height="150%" fo:text-indent="-0.098in" style:auto-text-indent="false"/>
    </style:style>
    <style:style style:name="P11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2" style:family="text">
      <style:text-properties style:font-name="Calibri" fo:font-size="10pt" style:font-name-asian="Calibri1" style:font-size-asian="10pt" style:font-name-complex="Calibri1" style:font-size-complex="10pt" fo:background-color="#ffffff"/>
    </style:style>
    <style:style style:name="T3" style:family="text">
      <style:text-properties style:font-name="Calibri" fo:font-size="10pt" fo:font-weight="bold" style:font-name-asian="Calibri1" style:font-size-asian="10pt" style:font-weight-asian="bold" style:font-name-complex="Calibri1" style:font-size-complex="10pt" fo:background-color="#ffffff"/>
    </style:style>
    <style:style style:name="T4" style:family="text">
      <style:text-properties style:font-name="Calibri" fo:font-size="10pt" style:text-underline-style="none" fo:font-weight="bold" style:font-name-asian="Calibri1" style:font-size-asian="10pt" style:font-weight-asian="bold" style:font-name-complex="Calibri1" style:font-size-complex="10pt" fo:background-color="#ffffff"/>
    </style:style>
    <style:style style:name="T5" style:family="text">
      <style:text-properties fo:color="#263238" style:font-name="Calibri" fo:font-size="10pt" style:font-name-asian="Calibri1" style:font-size-asian="10pt" style:font-name-complex="Calibri1" style:font-size-complex="10pt" fo:background-color="#ffffff"/>
    </style:style>
    <style:style style:name="T6" style:family="text">
      <style:text-properties fo:color="#263238" style:font-name="Calibri" fo:font-size="10pt" fo:font-weight="bold" style:font-name-asian="Calibri1" style:font-size-asian="10pt" style:font-weight-asian="bold" style:font-name-complex="Calibri1" style:font-size-complex="10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Roteiro para habilitar a webcam e microfone no notebook do TRT</text:span></text:p>
      <text:p text:style-name="P1"/>
      <text:p text:style-name="P1"/>
      <text:p text:style-name="P1"/>
      <text:list xml:id="list40883066" text:style-name="WWNum1">
        <text:list-item>
          <text:p text:style-name="P4"><text:span text:style-name="T2">Alterar o registro do Windows</text:span></text:p>
        </text:list-item>
        <text:list-item>
          <text:p text:style-name="P4"><text:span text:style-name="T2">Abre o registro do Windows com o caminho </text:span><text:span text:style-name="T3">regedit.exe</text:span></text:p>
        </text:list-item>
        <text:list-item>
          <text:p text:style-name="P4"><text:span text:style-name="T2">Navega até </text:span><text:span text:style-name="T3">Computador\HKEY_LOCAL_MACHINE\SOFTWARE\Microsoft\PolicyManager\default\Camera\AllowCamera</text:span></text:p>
          <text:list>
            <text:list-item>
              <text:p text:style-name="P5"><text:span text:style-name="T2">Modifica os dados da chave </text:span><text:span text:style-name="T3">Behavior </text:span><text:span text:style-name="T2">para </text:span><text:span text:style-name="T3">0x00000020 (32)</text:span></text:p>
            </text:list-item>
            <text:list-item>
              <text:p text:style-name="P5"><text:span text:style-name="T5">Modifica os dados da chave </text:span><text:span text:style-name="T6">value </text:span><text:span text:style-name="T5">para</text:span><text:span text:style-name="T6"> 0x00000001 (1)</text:span></text:p>
            </text:list-item>
          </text:list>
        </text:list-item>
      </text:list>
      <text:p text:style-name="P6"><text:span text:style-name="T6">Computador\HKEY_LOCAL_MACHINE\SOFTWARE\Microsoft\PolicyManager\default\Privacy\LetAppsAccessMicrophone</text:span></text:p>
      <text:list xml:id="list45321309620917" text:continue-numbering="true" text:style-name="WWNum1">
        <text:list-item>
          <text:list>
            <text:list-item>
              <text:p text:style-name="P5"><text:span text:style-name="T2">Modifica os dados da chave </text:span><text:span text:style-name="T3">Behavior </text:span><text:span text:style-name="T2">para </text:span><text:span text:style-name="T3">0x00000020 (32)</text:span></text:p>
            </text:list-item>
            <text:list-item>
              <text:p text:style-name="P5"><text:span text:style-name="T5">Modifica os dados da chave </text:span><text:span text:style-name="T6">value </text:span><text:span text:style-name="T5">para</text:span><text:span text:style-name="T6"> 0x00000001 (1)</text:span></text:p>
            </text:list-item>
          </text:list>
        </text:list-item>
      </text:list>
      <text:p text:style-name="P7"><text:span text:style-name="T6">Computador\HKEY_LOCAL_MACHINE\SOFTWARE\Microsoft\PolicyManager\default\Privacy\LetAppsAccessCamera</text:span></text:p>
      <text:list xml:id="list45320716425698" text:continue-numbering="true" text:style-name="WWNum1">
        <text:list-item>
          <text:list>
            <text:list-item>
              <text:p text:style-name="P5"><text:span text:style-name="T2">Modifica os dados da chave </text:span><text:span text:style-name="T3">Behavior </text:span><text:span text:style-name="T2">para </text:span><text:span text:style-name="T3">0x00000020 (32)</text:span></text:p>
            </text:list-item>
            <text:list-item>
              <text:p text:style-name="P5"><text:span text:style-name="T5">Modifica os dados da chave </text:span><text:span text:style-name="T6">value </text:span><text:span text:style-name="T5">para</text:span><text:span text:style-name="T6"> 0x00000001 (1)</text:span></text:p>
            </text:list-item>
          </text:list>
        </text:list-item>
        <text:list-item>
          <text:p text:style-name="P4"><text:span text:style-name="T2">Navega até </text:span><text:span text:style-name="T3">Computador\HKEY_LOCAL_MACHINE\SOFTWARE\Policies\Microsoft\Windows\AppPrivacy</text:span></text:p>
          <text:list>
            <text:list-item>
              <text:p text:style-name="P5"><text:span text:style-name="T2">Modifica os dados da chave </text:span><text:span text:style-name="T3">LetAppsAccessCamera </text:span><text:span text:style-name="T2">para </text:span><text:span text:style-name="T3">0x00000000 (0)</text:span></text:p>
            </text:list-item>
            <text:list-item>
              <text:p text:style-name="P5"><text:span text:style-name="T2"><text:s/>Modifica os dados da chave </text:span><text:span text:style-name="T3">LetAppsAccessMicrophone </text:span><text:span text:style-name="T2">para</text:span><text:span text:style-name="T3"> 0x00000000 (0)</text:span></text:p>
            </text:list-item>
          </text:list>
        </text:list-item>
        <text:list-item>
          <text:p text:style-name="P4"><text:span text:style-name="T2">Apaga este registro </text:span><text:span text:style-name="T3">Computador\HKEY_LOCAL_MACHINE\software\Policies\Microsoft\Camera</text:span></text:p>
        </text:list-item>
        <text:list-item>
          <text:p text:style-name="P4"><text:span text:style-name="T2">Apaga este registro </text:span><text:span text:style-name="T3">Computador\HKEY_LOCAL_MACHINE\SOFTWARE\Microsoft\PolicyManager\default\Privacy\LetAppsAccessMicrophone_ForceDenyTheseApps</text:span></text:p>
        </text:list-item>
        <text:list-item>
          <text:p text:style-name="P4"><text:span text:style-name="T2">Apaga este registro </text:span><text:span text:style-name="T3">Computador\HKEY_LOCAL_MACHINE\SOFTWARE\Microsoft\PolicyManager\default\Privacy\LetAppsAccessCamera_ForceDenyTheseApps</text:span></text:p>
        </text:list-item>
        <text:list-item>
          <text:p text:style-name="P4"><text:span text:style-name="T3">A princípio não precisa reiniciar. Se ainda não funcionar, reinicie o notebook.</text:span></text:p>
        </text:list-item>
      </text:list>
      <text:p text:style-name="P2"/>
      <text:p text:style-name="P2"/>
      <text:p text:style-name="P3"><text:span text:style-name="T3">Alguns defeitos no microfone</text:span></text:p>
      <text:p text:style-name="P3"><text:soft-page-break/><text:span text:style-name="T3"><text:tab/>solução ainda em teste: </text:span></text:p>
      <text:p text:style-name="P8"><text:span text:style-name="T3">microfone mudo: </text:span><text:span text:style-name="T2">clique em iniciar -&gt; Computador -&gt; botão direito -&gt; Gerenciar.</text:span></text:p>
      <text:p text:style-name="P9"><text:span text:style-name="T2">acesse o Gerenciador de Dispositivos, em seguida procure na lista o item de seu microfone.</text:span></text:p>
      <text:p text:style-name="P9"><text:span text:style-name="T2">Clique com o botão direito do mouse nesse item e clique em Desinstalar, marcando a opção de remover o driver do dispositivo</text:span></text:p>
      <text:p text:style-name="P9"><text:span text:style-name="T2">Reinicie o computador e verifique se volta a funcionar.</text:span></text:p>
      <text:p text:style-name="P10"><text:span text:style-name="T2">-&gt; se mesmo assim não funcionar desabilite o microfone interno em </text:span><text:span text:style-name="T3">mmsys.cpl</text:span><text:span text:style-name="T2"> na aba Gravação e utilize um fone de ouvido com microfone para as reuniõ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text-underline-style="none" fo:font-weight="bold"/>
    </style:style>
    <style:style style:name="ListLabel_20_2" style:display-name="ListLabel 2" style:family="text">
      <style:text-properties style:font-name="Calibri" fo:font-family="Calibri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66in" fo:margin-bottom="0.7866in" fo:margin-left="0.7866in" fo:margin-right="0.7866in" fo:background-color="#ffffff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6" meta:word-count="237" meta:character-count="2029" meta:non-whitespace-character-count="1831"/>
    <meta:generator>LibreOfficeDev/6.0.5.2$Linux_X86_64 LibreOffice_project/</meta:generator>
  </office:meta>
</office:document-meta>
</file>